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91f6" officeooo:paragraph-rsid="001091f6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f0c29"/>
    </style:style>
    <style:style style:name="P4" style:family="paragraph" style:parent-style-name="Standard">
      <style:paragraph-properties fo:text-align="justify" style:justify-single-word="false"/>
      <style:text-properties officeooo:rsid="0010f943" officeooo:paragraph-rsid="0010f943"/>
    </style:style>
    <style:style style:name="P5" style:family="paragraph" style:parent-style-name="Standard">
      <style:paragraph-properties fo:text-align="justify" style:justify-single-word="false"/>
      <style:text-properties officeooo:rsid="001162b0" officeooo:paragraph-rsid="001162b0"/>
    </style:style>
    <style:style style:name="P6" style:family="paragraph" style:parent-style-name="Standard">
      <style:paragraph-properties fo:text-align="justify" style:justify-single-word="false"/>
      <style:text-properties officeooo:rsid="0012d123" officeooo:paragraph-rsid="0012d123"/>
    </style:style>
    <style:style style:name="T1" style:family="text">
      <style:text-properties officeooo:rsid="0010f943"/>
    </style:style>
    <style:style style:name="T2" style:family="text">
      <style:text-properties officeooo:rsid="00133d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DCC – UFC</text:p>
      <text:p text:style-name="P6">Sistemas Distribuídos</text:p>
      <text:p text:style-name="P6">Nome: Hudson Costa</text:p>
      <text:p text:style-name="P6">Turma DINTER/UVA</text:p>
      <text:p text:style-name="P2"/>
      <text:p text:style-name="P2">1) Crie uma classe Racer que possui um “while (true)” e imprime a frase “Racer i – imprimindo” onde i deve ser um parâmetro do seu construtor. Transforme esta classe em uma Thread usando uma das formas de criação e insta<text:span text:style-name="T1">n</text:span>ciação.</text:p>
      <text:p text:style-name="P2"/>
      <text:p text:style-name="P3">2) Crie uma classe Race que cria e executa10 racers (identificadores de 1 a 10).</text:p>
      <text:p text:style-name="P3"/>
      <text:p text:style-name="P3">A)Como se deu o comportamento dos prints?</text:p>
      <text:p text:style-name="P1">R: Os prints acontecem em uma ordem aparentemente aleatória.</text:p>
      <text:p text:style-name="P1"/>
      <text:p text:style-name="P2">B) Adiciona um tempo de espera (usando o método sleep) nos Racers, o que houve com comportamento do sistema?</text:p>
      <text:p text:style-name="P4">R: <text:span text:style-name="T2">Há uma parada na execução das Threads.</text:span></text:p>
      <text:p text:style-name="P2"/>
      <text:p text:style-name="P2">C)Utilize o método setPriority para definir as condições de corrida. Houve mudanças na execução? Se sim, descreva-as.</text:p>
      <text:p text:style-name="P5">R: Sim, houve mudanças. A Thread que foi recebeu a prioridade mínima foi disparada por último.</text:p>
      <text:p text:style-name="P2"/>
      <text:p text:style-name="P2">3) Modifique a classe Racer para que ela imprima apenas 1000 vezes. Em seguida, modifique a classe Race para que os carros pares só iniciem suas corridas quando os ímpares terminarem. Use o método join para tal tarefa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8:49:42.375000000</meta:creation-date>
    <dc:date>2018-04-19T09:57:33.925000000</dc:date>
    <meta:editing-duration>PT1H7M58S</meta:editing-duration>
    <meta:editing-cycles>9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13" meta:word-count="178" meta:character-count="1052" meta:non-whitespace-character-count="885"/>
  </office:meta>
</office:document-meta>
</file>